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5d01" officeooo:paragraph-rsid="00015d01"/>
    </style:style>
    <style:style style:name="P2" style:family="paragraph" style:parent-style-name="Text_20_body" style:list-style-name="L1">
      <style:text-properties officeooo:rsid="00015d01" officeooo:paragraph-rsid="00015d01"/>
    </style:style>
    <style:style style:name="P3" style:family="paragraph" style:parent-style-name="Text_20_body">
      <style:paragraph-properties fo:margin-left="0in" fo:margin-right="0in" fo:text-indent="0in" style:auto-text-indent="true"/>
      <style:text-properties officeooo:rsid="00004b3e" officeooo:paragraph-rsid="00004b3e"/>
    </style:style>
    <style:style style:name="P4" style:family="paragraph" style:parent-style-name="Subtitle">
      <style:text-properties officeooo:rsid="0001f71d" officeooo:paragraph-rsid="0001f71d"/>
    </style:style>
    <style:style style:name="P5" style:family="paragraph" style:parent-style-name="Heading_20_1">
      <style:text-properties officeooo:paragraph-rsid="00015d01"/>
    </style:style>
    <style:style style:name="P6" style:family="paragraph" style:parent-style-name="Title">
      <style:text-properties officeooo:rsid="00004b3e" officeooo:paragraph-rsid="00004b3e"/>
    </style:style>
    <style:style style:name="T1" style:family="text">
      <style:text-properties officeooo:rsid="00015d01"/>
    </style:style>
    <style:style style:name="T2" style:family="text">
      <style:text-properties style:text-position="super 58%" officeooo:rsid="00015d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E 525 Final Report</text:p>
      <text:p text:style-name="P4">Emir Can Yaman</text:p>
      <text:h text:style-name="P5" text:outline-level="1"><text:span text:style-name="T1">Introduction</text:span></text:h>
      <text:p text:style-name="P3">A distributed data acquisition system is simulated with MATLAB<text:span text:style-name="T2"><text:note text:id="ftn0" text:note-class="footnote"><text:note-citation>1</text:note-citation><text:note-body><text:p text:style-name="Footnote">MATLAB R2020b running on Ubuntu 18.04.5 LTS is used for this project.</text:p></text:note-body></text:note></text:span> using TrueTime<text:span text:style-name="T2"><text:note text:id="ftn1" text:note-class="footnote"><text:note-citation>2</text:note-citation><text:note-body><text:p text:style-name="Footnote">TrueTime 2.0 is used for this project. More detail on TrueTime can be found at: http://www.control.lth.se/research/tools-and-software/truetime/</text:p></text:note-body></text:note></text:span> toolbox. <text:span text:style-name="T1">The system has the following main characteristics:</text:span></text:p>
      <text:list xml:id="list4056373496" text:style-name="L1">
        <text:list-item>
          <text:p text:style-name="P2">It consists of 3 computer nodes.</text:p>
        </text:list-item>
        <text:list-item>
          <text:p text:style-name="P2">Node 1 samples two periodic data streams of different frequencies and should run periodic tasks.</text:p>
        </text:list-item>
        <text:list-item>
          <text:p text:style-name="P2">Node 2 captures events represented by pulses generated at random instants.</text:p>
        </text:list-item>
        <text:list-item>
          <text:p text:style-name="P2">Node 3 is responsible for the collection and display of data. It should run a task which executes every time a data sample is collected from any of Nodes 1, 2 and plot the received data to the “Data display”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1:20:43.960582764</meta:creation-date>
    <dc:date>2021-01-25T01:48:33.886543495</dc:date>
    <meta:editing-duration>PT7M2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31" meta:character-count="810" meta:non-whitespace-character-count="693"/>
  </office:meta>
</office:document-meta>
</file>